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19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2.427cm"/>
    </style:style>
    <style:style style:name="co6" style:family="table-column">
      <style:table-column-properties fo:break-before="auto" style:column-width="8.55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Nomes</text:p>
          </table:table-cell>
          <table:table-cell table:style-name="ce1" office:value-type="string" calcext:value-type="string">
            <text:p>Percepção</text:p>
          </table:table-cell>
          <table:table-cell table:style-name="ce1" office:value-type="string" calcext:value-type="string">
            <text:p>Resultados</text:p>
          </table:table-cell>
          <table:table-cell table:style-name="ce4" table:number-columns-repeated="1021"/>
        </table:table-row>
        <table:table-row table:style-name="ro2">
          <table:table-cell office:value-type="string" calcext:value-type="string">
            <text:p>piece of your heart original e remix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7867" calcext:value-type="percentage">
            <text:p>78,6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de e <text:s/>So Crazy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7844" calcext:value-type="percentage">
            <text:p>78,4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live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7635" calcext:value-type="percentage">
            <text:p>76,3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remix e live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536" calcext:value-type="percentage">
            <text:p>75,3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glow in the dark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828" calcext:value-type="percentage">
            <text:p>78,2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p suey com mozart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677" calcext:value-type="percentage">
            <text:p>76,7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mozart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698" calcext:value-type="percentage">
            <text:p>76,9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chop suey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862" calcext:value-type="percentage">
            <text:p>78,6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panese denim e chop suey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708" calcext:value-type="percentage">
            <text:p>87,0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panese denim e mozart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127" calcext:value-type="percentage">
            <text:p>61,2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dy gaga e madonna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866" calcext:value-type="percentage">
            <text:p>78,6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ana e 4 non blondes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774" calcext:value-type="percentage">
            <text:p>77,7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ariana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858" calcext:value-type="percentage">
            <text:p>78,5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dy gaga e ariana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867" calcext:value-type="percentage">
            <text:p>78,6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dy gaga e 4 non blondes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778" calcext:value-type="percentage">
            <text:p>77,7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zart e 4 non blondes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612" calcext:value-type="percentage">
            <text:p>76,1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zart e ariana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74" calcext:value-type="percentage">
            <text:p>76,7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zart e madonna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89" calcext:value-type="percentage">
            <text:p>76,89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zart e lady gaga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97" calcext:value-type="percentage">
            <text:p>76,9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panese denim e ariana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8722" calcext:value-type="percentage">
            <text:p>87,2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iga da minha mulher e azul da cor do mar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783" calcext:value-type="percentage">
            <text:p>77,83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o perdido ao vivo e em estudio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674" calcext:value-type="percentage">
            <text:p>76,7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zinho e azul da cor do mar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97" calcext:value-type="percentage">
            <text:p>76,9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zinho e amiga da minha mulher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7716" calcext:value-type="percentage">
            <text:p>77,1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o perdido estudio e amiga da minha mulher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55" calcext:value-type="percentage">
            <text:p>76,5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o perdido ao vivo e amiga da minha mulher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7842" calcext:value-type="percentage">
            <text:p>78,4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zul tim maia e japanese denim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8566" calcext:value-type="percentage">
            <text:p>85,6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zinho e japanese denim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6866" calcext:value-type="percentage">
            <text:p>68,6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zinho e mozart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7584" calcext:value-type="percentage">
            <text:p>75,8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zul tim maia e mozart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54" calcext:value-type="percentage">
            <text:p>76,5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iga da minha mulher e japanese denim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8719" calcext:value-type="percentage">
            <text:p>87,19%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e com a musica japanese denim" table:style-name="ta1"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5" table:default-cell-style-name="Default"/>
        <table:table-row table:style-name="ro2">
          <table:table-cell table:style-name="ce9" office:value-type="string" calcext:value-type="string">
            <text:p>musica</text:p>
          </table:table-cell>
          <table:table-cell table:style-name="ce9" office:value-type="string" calcext:value-type="string">
            <text:p>resul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giao vivo</text:p>
          </table:table-cell>
          <table:table-cell office:value-type="string" calcext:value-type="string">
            <text:p>87.249641 </text:p>
          </table:table-cell>
          <table:table-cell office:value-type="string" calcext:value-type="string">
            <text:p>maior resultado</text:p>
          </table:table-cell>
          <table:table-cell/>
        </table:table-row>
        <table:table-row table:style-name="ro2">
          <table:table-cell office:value-type="string" calcext:value-type="string">
            <text:p>lady gaga</text:p>
          </table:table-cell>
          <table:table-cell office:value-type="string" calcext:value-type="string">
            <text:p>87.22991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iana</text:p>
          </table:table-cell>
          <table:table-cell office:value-type="string" calcext:value-type="string">
            <text:p>87.224121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donna</text:p>
          </table:table-cell>
          <table:table-cell office:value-type="string" calcext:value-type="string">
            <text:p>87.205009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u jorge</text:p>
          </table:table-cell>
          <table:table-cell office:value-type="string" calcext:value-type="string">
            <text:p>87.19827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ece of your heart original</text:p>
          </table:table-cell>
          <table:table-cell office:value-type="string" calcext:value-type="string">
            <text:p>87.12442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giao estudio</text:p>
          </table:table-cell>
          <table:table-cell office:value-type="string" calcext:value-type="string">
            <text:p>87.10803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87.08460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 non blondes</text:p>
          </table:table-cell>
          <table:table-cell office:value-type="string" calcext:value-type="string">
            <text:p>86.803879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zul</text:p>
          </table:table-cell>
          <table:table-cell office:value-type="string" calcext:value-type="string">
            <text:p>85.669647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zinho</text:p>
          </table:table-cell>
          <table:table-cell office:value-type="string" calcext:value-type="string">
            <text:p>68.342377 </text:p>
          </table:table-cell>
          <table:table-cell office:value-type="string" calcext:value-type="string">
            <text:p>essa é a música que eu consideraria mais parecida</text:p>
          </table:table-cell>
          <table:table-cell/>
        </table:table-row>
        <table:table-row table:style-name="ro2">
          <table:table-cell office:value-type="string" calcext:value-type="string">
            <text:p>mozart</text:p>
          </table:table-cell>
          <table:table-cell office:value-type="string" calcext:value-type="string">
            <text:p>61.27382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panese denim</text:p>
          </table:table-cell>
          <table:table-cell office:value-type="string" calcext:value-type="string">
            <text:p>100.000000 </text:p>
          </table:table-cell>
          <table:table-cell office:value-type="string" calcext:value-type="string">
            <text:p>mesma música</text:p>
          </table:table-cell>
          <table:table-cell/>
        </table:table-row>
        <table:table-row table:style-name="ro2" table:number-rows-repeated="104856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1" table:target-range-address="'teste com a musica japanese denim'.A1:'teste com a musica japanese denim'.B14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5:48:46.5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3T14:46:28.510000000</meta:creation-date>
    <dc:date>2020-11-27T15:55:20.106000000</dc:date>
    <meta:editing-duration>PT26M15S</meta:editing-duration>
    <meta:editing-cycles>5</meta:editing-cycles>
    <meta:generator>LibreOffice/7.0.1.2$Windows_X86_64 LibreOffice_project/7cbcfc562f6eb6708b5ff7d7397325de9e764452</meta:generator>
    <meta:document-statistic meta:table-count="2" meta:cell-count="127" meta:object-count="0"/>
  </office:meta>
</office:document-meta>
</file>